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k Ideas:</text:p>
      <text:p text:style-name="Standard"/>
      <text:p text:style-name="Standard">Novel about Human Trafficking</text:p>
      <text:p text:style-name="Standard"/>
      <text:p text:style-name="Standard">Benjamin Brown Series (dealing with emotions)</text:p>
      <text:p text:style-name="Standard"/>
      <text:p text:style-name="Standard">Children's Bible Series</text:p>
      <text:p text:style-name="Standard"/>
      <text:p text:style-name="Standard">My story</text:p>
      <text:p text:style-name="Standard"><text:s/></text:p>
      <text:p text:style-name="Standard">Book for teen gir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iah Schaefer</meta:initial-creator>
    <meta:creation-date>2015-11-10T10:54:21.90</meta:creation-date>
    <dc:date>2015-11-16T14:07:42.29</dc:date>
    <dc:creator>Josiah Schaefer</dc:creator>
    <meta:editing-duration>PT2M5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7" meta:word-count="21" meta:character-count="136"/>
  </office:meta>
</office:document-meta>
</file>